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文泉驛微米黑" svg:font-family="文泉驛微米黑" style:font-family-generic="system" style:font-pitch="variable"/>
  </office:font-face-decls>
  <office:automatic-styles>
    <style:style style:name="Table2" style:family="table">
      <style:table-properties style:width="6.9271in" fo:margin-left="0in" fo:margin-right="-0.0021in" table:align="margins" fo:keep-with-next="always"/>
    </style:style>
    <style:style style:name="Table2.A" style:family="table-column">
      <style:table-column-properties style:column-width="0.5688in" style:rel-column-width="5380*"/>
    </style:style>
    <style:style style:name="Table2.B" style:family="table-column">
      <style:table-column-properties style:column-width="3.2229in" style:rel-column-width="30491*"/>
    </style:style>
    <style:style style:name="Table2.C" style:family="table-column">
      <style:table-column-properties style:column-width="3.1354in" style:rel-column-width="29664*"/>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none" fo:border-top="none" fo:border-bottom="0.0007in solid #000000"/>
    </style:style>
    <style:style style:name="Table1" style:family="table">
      <style:table-properties style:width="6.9271in" fo:margin-left="0in" fo:margin-right="-0.0021in" fo:break-before="page" table:align="margins" fo:keep-with-next="always"/>
    </style:style>
    <style:style style:name="Table1.A" style:family="table-column">
      <style:table-column-properties style:column-width="1.0931in" style:rel-column-width="10341*"/>
    </style:style>
    <style:style style:name="Table1.B" style:family="table-column">
      <style:table-column-properties style:column-width="0.6375in" style:rel-column-width="6031*"/>
    </style:style>
    <style:style style:name="Table1.C" style:family="table-column">
      <style:table-column-properties style:column-width="2.1757in" style:rel-column-width="20583*"/>
    </style:style>
    <style:style style:name="Table1.D" style:family="table-column">
      <style:table-column-properties style:column-width="3.0208in" style:rel-column-width="28580*"/>
    </style:style>
    <style:style style:name="Table1.1" style:family="table-row">
      <style:table-row-properties style:keep-together="false" fo:keep-together="always"/>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list-style-name="L3"/>
    <style:style style:name="P5" style:family="paragraph" style:parent-style-name="Table_20_Contents">
      <style:text-properties fo:font-weight="normal" style:font-weight-asian="normal" style:font-weight-complex="normal"/>
    </style:style>
    <style:style style:name="P6" style:family="paragraph" style:parent-style-name="Table_20_Contents" style:list-style-name="L4">
      <style:text-properties fo:font-weight="normal" style:font-weight-asian="normal" style:font-weight-complex="normal"/>
    </style:style>
    <style:style style:name="P7" style:family="paragraph" style:parent-style-name="Table_20_Contents" style:list-style-name="L4">
      <style:paragraph-properties fo:margin-left="0.9807in" fo:margin-right="0in" fo:text-indent="-0.25in" style:auto-text-indent="false"/>
      <style:text-properties fo:font-weight="normal" style:font-weight-asian="normal" style:font-weight-complex="normal"/>
    </style:style>
    <style:style style:name="P8" style:family="paragraph" style:parent-style-name="Table_20_Contents" style:list-style-name="L4">
      <style:paragraph-properties fo:margin-left="0.4902in" fo:margin-right="0in" fo:text-indent="-0.25in" style:auto-text-indent="false"/>
      <style:text-properties fo:font-weight="normal" style:font-weight-asian="normal" style:font-weight-complex="normal"/>
    </style:style>
    <style:style style:name="P9" style:family="paragraph" style:parent-style-name="Standard" style:list-style-name="L1"/>
    <style:style style:name="P10" style:family="paragraph" style:parent-style-name="Standard" style:list-style-name="L2"/>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figuring a DMXW Node for Addressable LED Pixel Strips</text:h>
      <text:p text:style-name="Standard">The node must be running the DMXW_Node_Pixel_Strip firmware (rather than the generic DMXW_Wireless_Node firmware). This firmware only supports control of a single addressable LED strip. It is not programmed to support multiple strips, nor generic analog and digital outputs.</text:p>
      <text:p text:style-name="Standard"/>
      <text:p text:style-name="Standard">By default the remote node is configured to control the addressable LED strip using Moteino digital output 4 (Digital low power #1 on the J7 connector in schematic “DMXW_Driver_Board”, rev 1.1, dated 2014-07-16). To change this to a different pin, use console command “ledCtrl”</text:p>
      <text:p text:style-name="Standard"/>
      <text:p text:style-name="Standard">The LED strip needs to be configured on the remote node</text:p>
      <text:list xml:id="list7091386960030641950" text:style-name="L1">
        <text:list-item>
          <text:p text:style-name="P9">The console command is “led”</text:p>
        </text:list-item>
      </text:list>
      <text:list xml:id="list6038567860626181062" text:style-name="L2">
        <text:list-item>
          <text:p text:style-name="P10">LED strip length: the number of ganged tricolour LEDs (pixels)</text:p>
          <text:list>
            <text:list-item>
              <text:p text:style-name="P10">12 Vdc strips gang together three tricolour LEDs per “pixel”</text:p>
            </text:list-item>
            <text:list-item>
              <text:p text:style-name="P10">5 Vdc strips have one tricolour LED per pixels</text:p>
            </text:list-item>
          </text:list>
        </text:list-item>
        <text:list-item>
          <text:p text:style-name="P10">Control frequency: usually 800 Khz</text:p>
        </text:list-item>
        <text:list-item>
          <text:p text:style-name="P10">LED colour wiring order: usually GRB (?)</text:p>
        </text:list-item>
      </text:list>
      <text:p text:style-name="Standard"/>
      <text:p text:style-name="Standard">After changing either of the above, use console command “save” to save the configuration changes to EEPROM, and power cycle the node for the changes to take effect.</text:p>
      <text:p text:style-name="Standard"/>
      <text:h text:style-name="Heading_20_1" text:outline-level="1">Programming Effects:</text:h>
      <text:p text:style-name="Text_20_body">The node defines a number of ports with pre-defined functions. Port can be mapped to arbitrary DMXW channels which can, in turn, be assigned to arbitrary DMX-512 channels.</text:p>
      <text:p text:style-name="Text_20_body">The node's port assignments are shown in the table below.</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2">Port #</text:p>
          </table:table-cell>
          <table:table-cell table:style-name="Table2.B1" table:number-columns-spanned="2" office:value-type="string">
            <text:p text:style-name="P2">Function</text:p>
          </table:table-cell>
          <table:covered-table-cell/>
        </table:table-row>
        <table:table-row>
          <table:table-cell table:style-name="Table2.A2" office:value-type="float" office:value="1">
            <text:p text:style-name="P3">1</text:p>
          </table:table-cell>
          <table:table-cell table:style-name="Table2.B2" table:number-columns-spanned="2" office:value-type="string">
            <text:p text:style-name="Table_20_Contents">Delay (in milliseconds): 0 = all LEDs off; 255 = hold current effect settings</text:p>
            <text:list xml:id="list2500017664749802090" text:style-name="L3">
              <text:list-item>
                <text:p text:style-name="P4">The hold setting can be used to hold an effect while other ports are changed (e.g. Manually) in advance to selecting new effect settings when Delay is taken out of hold mode.</text:p>
              </text:list-item>
              <text:list-item>
                <text:p text:style-name="P4">Not all effects obey delay settings in the range 1 – 254 (refer to individual effect setting in the following table)</text:p>
              </text:list-item>
            </text:list>
          </table:table-cell>
          <table:covered-table-cell/>
        </table:table-row>
        <table:table-row>
          <table:table-cell table:style-name="Table2.A2" office:value-type="float" office:value="2">
            <text:p text:style-name="P3">2</text:p>
          </table:table-cell>
          <table:table-cell table:style-name="Table2.B2" table:number-columns-spanned="2" office:value-type="string">
            <text:p text:style-name="Table_20_Contents">Effect: Selects the type of effect to run. To aid in manual selection via (noisy) potentiometers, each effect occupies a decade of values (refer to the following table).</text:p>
          </table:table-cell>
          <table:covered-table-cell/>
        </table:table-row>
        <table:table-row>
          <table:table-cell table:style-name="Table2.A2" office:value-type="float" office:value="3">
            <text:p text:style-name="P3">3</text:p>
          </table:table-cell>
          <table:table-cell table:style-name="Table2.B4" office:value-type="string">
            <text:p text:style-name="Table_20_Contents">Parameter Arg1</text:p>
          </table:table-cell>
          <table:table-cell table:style-name="Table2.B2" table:number-rows-spanned="7" office:value-type="string">
            <text:p text:style-name="Table_20_Contents">The various types of effect take varying numbers of parameters that are specified via these ports. (Refer to the following table.)</text:p>
          </table:table-cell>
        </table:table-row>
        <table:table-row>
          <table:table-cell table:style-name="Table2.A2" office:value-type="float" office:value="4">
            <text:p text:style-name="P3">4</text:p>
          </table:table-cell>
          <table:table-cell table:style-name="Table2.B4" office:value-type="string">
            <text:p text:style-name="Table_20_Contents">Parameter Arg2</text:p>
          </table:table-cell>
          <table:covered-table-cell/>
        </table:table-row>
        <table:table-row>
          <table:table-cell table:style-name="Table2.A2" office:value-type="float" office:value="5">
            <text:p text:style-name="P3">5</text:p>
          </table:table-cell>
          <table:table-cell table:style-name="Table2.B4" office:value-type="string">
            <text:p text:style-name="Table_20_Contents">Parameter Arg3</text:p>
          </table:table-cell>
          <table:covered-table-cell/>
        </table:table-row>
        <table:table-row>
          <table:table-cell table:style-name="Table2.A2" office:value-type="float" office:value="6">
            <text:p text:style-name="P3">6</text:p>
          </table:table-cell>
          <table:table-cell table:style-name="Table2.B4" office:value-type="string">
            <text:p text:style-name="Table_20_Contents">Parameter Arg4</text:p>
          </table:table-cell>
          <table:covered-table-cell/>
        </table:table-row>
        <table:table-row>
          <table:table-cell table:style-name="Table2.A2" office:value-type="float" office:value="7">
            <text:p text:style-name="P3">7</text:p>
          </table:table-cell>
          <table:table-cell table:style-name="Table2.B4" office:value-type="string">
            <text:p text:style-name="Table_20_Contents">Parameter Arg5</text:p>
          </table:table-cell>
          <table:covered-table-cell/>
        </table:table-row>
        <table:table-row>
          <table:table-cell table:style-name="Table2.A2" office:value-type="float" office:value="8">
            <text:p text:style-name="P3">8</text:p>
          </table:table-cell>
          <table:table-cell table:style-name="Table2.B4" office:value-type="string">
            <text:p text:style-name="Table_20_Contents">Parameter Arg6</text:p>
          </table:table-cell>
          <table:covered-table-cell/>
        </table:table-row>
        <table:table-row>
          <table:table-cell table:style-name="Table2.A2" office:value-type="float" office:value="9">
            <text:p text:style-name="P3">9</text:p>
          </table:table-cell>
          <table:table-cell table:style-name="Table2.B4" office:value-type="string">
            <text:p text:style-name="Table_20_Contents">Parameter Arg7</text:p>
          </table:table-cell>
          <table:covered-table-cell/>
        </table:table-row>
      </table:table>
      <text:p text:style-name="Table">Table <text:sequence text:ref-name="refTable0" text:name="Table" text:formula="ooow:Table+1" style:num-format="1">1</text:sequence>: Port Assignment Summary</text:p>
      <text:p text:style-name="Text_20_body"/>
      <text:p text:style-name="Text_20_body">The various types of effects are summarized in the following table.</text:p>
      <text:p text:style-name="Text_20_body"/>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2">Effect Name</text:p>
            </table:table-cell>
            <table:table-cell table:style-name="Table1.A1" office:value-type="string">
              <text:p text:style-name="P2">Effect Value Range</text:p>
            </table:table-cell>
            <table:table-cell table:style-name="Table1.A1" office:value-type="string">
              <text:p text:style-name="P1">Description</text:p>
            </table:table-cell>
            <table:table-cell table:style-name="Table1.D1" office:value-type="string">
              <text:p text:style-name="P1">Parameters</text:p>
            </table:table-cell>
          </table:table-row>
        </table:table-header-rows>
        <table:table-row table:style-name="Table1.1">
          <table:table-cell table:style-name="Table1.A2" office:value-type="string">
            <text:p text:style-name="P3">Colour Wipe</text:p>
          </table:table-cell>
          <table:table-cell table:style-name="Table1.A2" office:value-type="string">
            <text:p text:style-name="P3">10 - 19</text:p>
          </table:table-cell>
          <table:table-cell table:style-name="Table1.A2" office:value-type="string">
            <text:p text:style-name="Table_20_Contents">End-to-end wipe from previous colour (black is initial colour) to newly selected colour.</text:p>
          </table:table-cell>
          <table:table-cell table:style-name="Table1.D2" office:value-type="string">
            <text:p text:style-name="Table_20_Contents">Arg1 (<text:span text:style-name="T1">red</text:span>)</text:p>
            <text:p text:style-name="Table_20_Contents">Arg2 (<text:span text:style-name="T1">green</text:span>)</text:p>
            <text:p text:style-name="Table_20_Contents">Arg3 (<text:span text:style-name="T1">blue</text:span>)</text:p>
            <text:p text:style-name="Table_20_Contents">Affected by the <text:span text:style-name="T1">Delay</text:span> setting.</text:p>
          </table:table-cell>
        </table:table-row>
        <table:table-row table:style-name="Table1.1">
          <table:table-cell table:style-name="Table1.A2" office:value-type="string">
            <text:p text:style-name="P3">Rainbow</text:p>
          </table:table-cell>
          <table:table-cell table:style-name="Table1.A2" office:value-type="string">
            <text:p text:style-name="P3">20 - 29</text:p>
          </table:table-cell>
          <table:table-cell table:style-name="Table1.A2" office:value-type="string">
            <text:p text:style-name="Table_20_Contents">Wipe in a rainbow pattern.</text:p>
          </table:table-cell>
          <table:table-cell table:style-name="Table1.D2" office:value-type="string">
            <text:p text:style-name="Table_20_Contents">Only affected by the <text:span text:style-name="T1">Delay</text:span> setting.</text:p>
          </table:table-cell>
        </table:table-row>
        <table:table-row table:style-name="Table1.1">
          <table:table-cell table:style-name="Table1.A2" office:value-type="string">
            <text:p text:style-name="P3">Rainbow Cycle</text:p>
          </table:table-cell>
          <table:table-cell table:style-name="Table1.A2" office:value-type="string">
            <text:p text:style-name="P3">30 - 39</text:p>
          </table:table-cell>
          <table:table-cell table:style-name="Table1.A2" office:value-type="string">
            <text:p text:style-name="Table_20_Contents">Lengthwise rolling rainbow pattern.</text:p>
          </table:table-cell>
          <table:table-cell table:style-name="Table1.D2" office:value-type="string">
            <text:p text:style-name="Table_20_Contents">Only affected by the <text:span text:style-name="T1">Delay</text:span><text:span text:style-name="T2"> setting.</text:span></text:p>
          </table:table-cell>
        </table:table-row>
        <table:table-row table:style-name="Table1.1">
          <table:table-cell table:style-name="Table1.A2" office:value-type="string">
            <text:p text:style-name="P3">Theatre Chase</text:p>
          </table:table-cell>
          <table:table-cell table:style-name="Table1.A2" office:value-type="string">
            <text:p text:style-name="P3">40 - 49</text:p>
          </table:table-cell>
          <table:table-cell table:style-name="Table1.A2" office:value-type="string">
            <text:p text:style-name="Table_20_Contents">Theatre marquis-style motion.</text:p>
          </table:table-cell>
          <table:table-cell table:style-name="Table1.D2" office:value-type="string">
            <text:p text:style-name="Table_20_Contents">Arg1 (<text:span text:style-name="T1">red</text:span><text:span text:style-name="T2">)</text:span></text:p>
            <text:p text:style-name="Table_20_Contents"><text:span text:style-name="T2">Arg2 (</text:span><text:span text:style-name="T1">green</text:span><text:span text:style-name="T2">)</text:span></text:p>
            <text:p text:style-name="Table_20_Contents"><text:span text:style-name="T2">Arg3 (</text:span><text:span text:style-name="T1">blue</text:span><text:span text:style-name="T2">)</text:span></text:p>
            <text:p text:style-name="Table_20_Contents"><text:span text:style-name="T2">Affected by the </text:span><text:span text:style-name="T1">Delay</text:span><text:span text:style-name="T2"> setting.</text:span></text:p>
          </table:table-cell>
        </table:table-row>
        <table:table-row table:style-name="Table1.1">
          <table:table-cell table:style-name="Table1.A2" office:value-type="string">
            <text:p text:style-name="P3">Theatre Chase Rainbow</text:p>
          </table:table-cell>
          <table:table-cell table:style-name="Table1.A2" office:value-type="string">
            <text:p text:style-name="P3">50 - 59</text:p>
          </table:table-cell>
          <table:table-cell table:style-name="Table1.A2" office:value-type="string">
            <text:p text:style-name="Table_20_Contents">Theatre marquis-style motion with gradual colour change spanning the rainbow.</text:p>
          </table:table-cell>
          <table:table-cell table:style-name="Table1.D2" office:value-type="string">
            <text:p text:style-name="Table_20_Contents">Only affected by the <text:span text:style-name="T1">Delay</text:span><text:span text:style-name="T2"> setting.</text:span></text:p>
          </table:table-cell>
        </table:table-row>
        <table:table-row table:style-name="Table1.1">
          <table:table-cell table:style-name="Table1.A2" office:value-type="string">
            <text:p text:style-name="P3">Water and Embers</text:p>
          </table:table-cell>
          <table:table-cell table:style-name="Table1.A2" office:value-type="string">
            <text:p text:style-name="P3">60 - 69</text:p>
          </table:table-cell>
          <table:table-cell table:style-name="Table1.A2" office:value-type="string">
            <text:p text:style-name="Table_20_Contents">Undulating colour variation effect that can be used to simulate wavy waters or glowing embers.</text:p>
          </table:table-cell>
          <table:table-cell table:style-name="Table1.D2" office:value-type="string">
            <text:p text:style-name="Table_20_Contents">Arg1 (<text:span text:style-name="T1">red</text:span><text:span text:style-name="T2"> range </text:span><text:span text:style-name="T1">low</text:span><text:span text:style-name="T2"> setting)</text:span></text:p>
            <text:p text:style-name="Table_20_Contents"><text:span text:style-name="T2">Arg2 (</text:span><text:span text:style-name="T1">green</text:span><text:span text:style-name="T2"> range </text:span><text:span text:style-name="T1">low</text:span><text:span text:style-name="T2"> setting)</text:span></text:p>
            <text:p text:style-name="Table_20_Contents"><text:span text:style-name="T2">Arg3 (</text:span><text:span text:style-name="T1">blue</text:span><text:span text:style-name="T2"> range </text:span><text:span text:style-name="T1">low</text:span><text:span text:style-name="T2"> setting)</text:span></text:p>
            <text:p text:style-name="Table_20_Contents"><text:span text:style-name="T2">Arg4 (</text:span><text:span text:style-name="T1">red</text:span><text:span text:style-name="T2"> range </text:span><text:span text:style-name="T1">high</text:span><text:span text:style-name="T2"> setting)</text:span></text:p>
            <text:p text:style-name="Table_20_Contents"><text:span text:style-name="T2">Arg5 (</text:span><text:span text:style-name="T1">green</text:span><text:span text:style-name="T2"> range </text:span><text:span text:style-name="T1">high</text:span><text:span text:style-name="T2"> setting)</text:span></text:p>
            <text:p text:style-name="Table_20_Contents"><text:span text:style-name="T2">Arg6 (</text:span><text:span text:style-name="T1">blue</text:span><text:span text:style-name="T2"> range </text:span><text:span text:style-name="T1">high</text:span><text:span text:style-name="T2"> setting)</text:span></text:p>
            <text:p text:style-name="Table_20_Contents"><text:span text:style-name="T2">Arg7 (</text:span><text:span text:style-name="T1">rate</text:span><text:span text:style-name="T2"> of colour changes)</text:span></text:p>
            <text:p text:style-name="Table_20_Contents"><text:span text:style-name="T2">Affected by the </text:span><text:span text:style-name="T1">Delay</text:span><text:span text:style-name="T2"> setting.</text:span></text:p>
            <text:p text:style-name="P5"/>
            <text:p text:style-name="P5">Suggested settings:</text:p>
            <text:list xml:id="list4009003476748129973" text:style-name="L4">
              <text:list-item>
                <text:p text:style-name="P6">For wavy waters:</text:p>
              </text:list-item>
              <text:list-item>
                <text:p text:style-name="P7">Red range: 0 – 0</text:p>
              </text:list-item>
              <text:list-item>
                <text:p text:style-name="P7">Green range: 140 – 170</text:p>
              </text:list-item>
              <text:list-item>
                <text:p text:style-name="P7">Blue range: 50 – 60</text:p>
              </text:list-item>
              <text:list-item>
                <text:p text:style-name="P7">Depth: 25</text:p>
              </text:list-item>
              <text:list-item>
                <text:p text:style-name="P7">Delay: 3</text:p>
              </text:list-item>
              <text:list-item>
                <text:p text:style-name="P8">For glowing embers:</text:p>
              </text:list-item>
              <text:list-item>
                <text:p text:style-name="P7">Red range: 100 <text:s/>- 255</text:p>
              </text:list-item>
              <text:list-item>
                <text:p text:style-name="P7">Green range: 20 – 30</text:p>
              </text:list-item>
              <text:list-item>
                <text:p text:style-name="P7">Blue range: 0 – 3</text:p>
              </text:list-item>
              <text:list-item>
                <text:p text:style-name="P7">Depth: 5</text:p>
              </text:list-item>
              <text:list-item>
                <text:p text:style-name="P7">Delay: 3</text:p>
              </text:list-item>
            </text:list>
          </table:table-cell>
        </table:table-row>
        <text:soft-page-break/>
        <table:table-row table:style-name="Table1.1">
          <table:table-cell table:style-name="Table1.A2" office:value-type="string">
            <text:p text:style-name="P3">Twinkle</text:p>
          </table:table-cell>
          <table:table-cell table:style-name="Table1.A2" office:value-type="string">
            <text:p text:style-name="P3">70 - 79</text:p>
          </table:table-cell>
          <table:table-cell table:style-name="Table1.A2" office:value-type="string">
            <text:p text:style-name="Table_20_Contents">Bright white twinkles on a selected background colour.</text:p>
          </table:table-cell>
          <table:table-cell table:style-name="Table1.D2" office:value-type="string">
            <text:p text:style-name="Table_20_Contents">Arg1 (<text:span text:style-name="T1">red</text:span>)</text:p>
            <text:p text:style-name="Table_20_Contents">Arg2 (<text:span text:style-name="T1">green</text:span>)</text:p>
            <text:p text:style-name="Table_20_Contents"><text:span text:style-name="T2">Arg3 (</text:span><text:span text:style-name="T1">blue</text:span><text:span text:style-name="T2">)</text:span></text:p>
            <text:p text:style-name="Table_20_Contents"><text:span text:style-name="T2">Arg4 (</text:span><text:span text:style-name="T1">min</text:span><text:span text:style-name="T2"> delay x 10 between twinkles)</text:span></text:p>
            <text:p text:style-name="Table_20_Contents"><text:span text:style-name="T2">Arg5 (</text:span><text:span text:style-name="T1">max</text:span><text:span text:style-name="T2"> delay x 10 between twinkles)</text:span></text:p>
            <text:p text:style-name="Table_20_Contents"><text:span text:style-name="T2">Arg6 (max </text:span><text:span text:style-name="T1">number</text:span><text:span text:style-name="T2"> of pixels that can<text:line-break/> <text:tab/>twinkle simultaneously)</text:span></text:p>
            <text:p text:style-name="Table_20_Contents"><text:span text:style-name="T2">Arg7 (</text:span><text:span text:style-name="T1">hold</text:span><text:span text:style-name="T2"> time for a twinkle, in <text:line-break/><text:tab/>milliseconds)</text:span></text:p>
            <text:p text:style-name="P5">(The normal Delay range settings have no affect.)</text:p>
          </table:table-cell>
        </table:table-row>
      </table:table>
      <text:p text:style-name="Table">Table <text:sequence text:ref-name="refTable1" text:name="Table" text:formula="ooow:Table+1" style:num-format="1">2</text:sequence>: Effects Settings Summar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文泉驛微米黑" svg:font-family="文泉驛微米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CA" style:letter-kerning="true" style:font-name-asian="文泉驛微米黑"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文泉驛微米黑"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footer>
        <text:p text:style-name="Footer"><text:title>DMXW Node Pixel Strip notes</text:title><text:tab/><text:page-number text:select-page="current">2</text:page-number>/<text:page-count>4</text:page-count><text:tab/><text:date style:data-style-name="N36" text:date-value="2015-11-03T01:05:29" text:fixed="true">2015-11-03</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v S</meta:initial-creator>
    <meta:creation-date>2015-11-03T00:03:24</meta:creation-date>
    <meta:generator>OpenOffice/4.0.0$Linux OpenOffice.org_project/400m3$Build-9702</meta:generator>
    <dc:date>2016-02-28T17:17:21</dc:date>
    <dc:creator>John v S</dc:creator>
    <meta:editing-duration>PT1H5M46S</meta:editing-duration>
    <meta:editing-cycles>7</meta:editing-cycles>
    <dc:title>DMXW Node Pixel Strip notes</dc:title>
    <meta:document-statistic meta:table-count="2" meta:image-count="0" meta:object-count="0" meta:page-count="4" meta:paragraph-count="106" meta:word-count="678" meta:character-count="3852"/>
  </office:meta>
</office:document-meta>
</file>